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e2" officeooo:paragraph-rsid="0019a8e2"/>
    </style:style>
    <style:style style:name="P2" style:family="paragraph" style:parent-style-name="Standard">
      <style:text-properties officeooo:rsid="001ab865" officeooo:paragraph-rsid="001ab865"/>
    </style:style>
    <style:style style:name="P3" style:family="paragraph" style:parent-style-name="Standard">
      <style:text-properties officeooo:rsid="001dc474" officeooo:paragraph-rsid="001dc474"/>
    </style:style>
    <style:style style:name="P4" style:family="paragraph" style:parent-style-name="Standard">
      <style:text-properties officeooo:rsid="001eeec4" officeooo:paragraph-rsid="001eeec4"/>
    </style:style>
    <style:style style:name="P5" style:family="paragraph" style:parent-style-name="Standard">
      <style:text-properties officeooo:rsid="00209f4b" officeooo:paragraph-rsid="00209f4b"/>
    </style:style>
    <style:style style:name="P6" style:family="paragraph" style:parent-style-name="Standard">
      <style:text-properties officeooo:rsid="00209f4b" officeooo:paragraph-rsid="00255623"/>
    </style:style>
    <style:style style:name="P7" style:family="paragraph" style:parent-style-name="Standard">
      <style:text-properties officeooo:rsid="00255623" officeooo:paragraph-rsid="00255623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9a8e2" officeooo:paragraph-rsid="0019a8e2" style:font-weight-asian="bold" style:font-weight-complex="bold"/>
    </style:style>
    <style:style style:name="T1" style:family="text">
      <style:text-properties officeooo:rsid="001ab865"/>
    </style:style>
    <style:style style:name="T2" style:family="text">
      <style:text-properties officeooo:rsid="001ad8f3"/>
    </style:style>
    <style:style style:name="T3" style:family="text">
      <style:text-properties officeooo:rsid="001cb386"/>
    </style:style>
    <style:style style:name="T4" style:family="text">
      <style:text-properties officeooo:rsid="00226e74"/>
    </style:style>
    <style:style style:name="T5" style:family="text">
      <style:text-properties officeooo:rsid="00255623"/>
    </style:style>
    <style:style style:name="T6" style:family="text">
      <style:text-properties officeooo:rsid="00262abb"/>
    </style:style>
    <style:style style:name="T7" style:family="text">
      <style:text-properties officeooo:rsid="0027346e"/>
    </style:style>
    <style:style style:name="T8" style:family="text">
      <style:text-properties officeooo:rsid="002b396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346e" style:font-weight-asian="bold" style:font-weight-complex="bold"/>
    </style:style>
    <style:style style:name="T11" style:family="text">
      <style:text-properties fo:font-weight="bold" officeooo:rsid="00262ab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LATÓRIO - <text:s/>PROJETO PARTE 1</text:p>
      <text:p text:style-name="P1"/>
      <text:p text:style-name="P1"><text:span text:style-name="T9">INTEGRANTES</text:span>: Artur M. R. dos Santos (10297734), César Gasparini (10297630), Daniel Silva Nunes (<text:span text:style-name="T3">10297612</text:span>)</text:p>
      <text:p text:style-name="P1"/>
      <text:p text:style-name="P1">As mudanças feitas e implementadas nesta parte do projeto foram as seguintes: <text:span text:style-name="T8">implementação d</text:span>as funções STL, RCE, ALC e FRE, no maq.c; <text:span text:style-name="T8">modificação do montador</text:span> de <text:span text:style-name="T8">modo</text:span> que tivesse seu funcionamento <text:span text:style-name="T8">apropriado</text:span>.</text:p>
      <text:p text:style-name="P1"/>
      <text:p text:style-name="P2"><text:span text:style-name="T8">Utilizamos uma variável temporário e a designamos</text:span> “temp”.<text:span text:style-name="T2"> O indexALC representa uma referência para as instruções de alocação e liberação de espaço. Optamos por uma abordagem diferente para determinar rbp e o rsp: eles foram omitidos e chegam por meio de argumentos que são determinados pelo cliente da maq.c .</text:span></text:p>
      <text:p text:style-name="P2"/>
      <text:p text:style-name="P3">O montador, de maneira simplificada, gera um arquivo .c dada uma entrada com código de máquina. O programa foi testado e funciona corretamente.</text:p>
      <text:p text:style-name="P1"/>
      <text:p text:style-name="P1">A função STL, como <text:span text:style-name="T8">está </text:span>especificada no <text:span text:style-name="T8">enunciado</text:span>, <text:span text:style-name="T1">remove o elemento do topo e armazena no vetor de memória.</text:span></text:p>
      <text:p text:style-name="P2">A função RCE, como especificado no PACA, empilha o elemento do vetor de memória que se encontra na posição da pilha de execução dada como argumento na instrução.</text:p>
      <text:p text:style-name="P4">A função ALC, como dito em aula, aloca espaço na pilha de execução, e a função FRE, libera espaço da pilha de execução.</text:p>
      <text:p text:style-name="P2"/>
      <text:p text:style-name="P1"/>
      <text:p text:style-name="P5">Dada esta pequena noção do que foi implementado, <text:span text:style-name="T8">apresentaremos </text:span>informações de funcionamento mais específicas:</text:p>
      <text:p text:style-name="P5"/>
      <text:p text:style-name="P6">- <text:span text:style-name="T9">STL</text:span>: Desempilha <text:span text:style-name="T8">valores </text:span>da pilha de dados, <text:span text:style-name="T8">atribuindo-os</text:span> na variável temporária <text:span text:style-name="T5">(temp) e empilhando-os novamente na pilha de dados, com isso, copia-se o valor que estava na pilha de dados para a instância da máquina virtual, a fim de empilhá-lo posteriormente na pilha de execução. </text:span>Enquanto o í<text:span text:style-name="T8">ndice</text:span> de alocação for diferente do argumento dado pelo cliente <text:span text:style-name="T4">somado a 1</text:span>, empilh<text:span text:style-name="T8">a-se</text:span> o que estava na pilha de <text:span text:style-name="T5">execução </text:span>na pilha de <text:span text:style-name="T5">dados</text:span>, incrementando o í<text:span text:style-name="T8">ndice</text:span> <text:span text:style-name="T8">em função do argumento dado, até que ele seja igual ao argumento somado a um</text:span>. Posteriormente, empilhamos a variável temporária na pilha de execução. Agora, tomamos a variável temporária como o que vem do topo da pilha de dados, <text:span text:style-name="T5">e ao passo que desempilhamos uma informação da pilha de dados, a empilhamos na pilha de execução. Esta operação é executada o número de vezes indicado pelo argumento da função.</text:span></text:p>
      <text:p text:style-name="P6"/>
      <text:p text:style-name="P7">- <text:span text:style-name="T9">RCE</text:span>: O RCE apresenta comportamento análogo ao STL, já que as informações são transferidas entre as duas pilhas. No entanto, a transferência dos valores das pilhas ocorre da pilha de execução para a pilha de dados, pois o intuito do RCE é o de obter uma informação contida, em uma posição dada pelo argumento da função, na pilha de execução.</text:p>
      <text:p text:style-name="P6"/>
      <text:p text:style-name="P6">- <text:span text:style-name="T11">ALC</text:span><text:span text:style-name="T6">: A função ALC aloca espaço na pilha de execução, dado um valor de argumento pelo cliente. Seu funcionamento se dá por meio do empilhamento de zeros até a posição dada pelo argumento. Na posição após o último zero empilhado, é empilhado o tamanho do espaço que foi alocado, a fim de indicar o espaço alocado pela função.</text:span></text:p>
      <text:p text:style-name="P6"/>
      <text:p text:style-name="P6">- <text:span text:style-name="T10">FRE</text:span><text:span text:style-name="T7">: A função FRE deve ser chamada sempre depois de uma chamada da função ALC, que terá especificado o tamanho do espaço que foi alocado. Com essa informação disponível na pilha de execução, a função FRE irá então liberar espaço alocado nessa pilha pela função ALC, </text:span><text:soft-page-break/><text:span text:style-name="T7">desempilhando uma quantidade valores especificada pelo último valor empilhado em uma chamada de ALC. Os valores desempilhados, todos zeros empilhados por ALC, são atribuídos à variável temporária temp e não são reutilizados posterior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0:02.407268046</meta:creation-date>
    <dc:date>2017-09-20T14:24:01.232750410</dc:date>
    <meta:editing-duration>PT27M15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2" meta:paragraph-count="13" meta:word-count="553" meta:character-count="3328" meta:non-whitespace-character-count="2787"/>
  </office:meta>
</office:document-meta>
</file>